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text-properties officeooo:rsid="0012d338" officeooo:paragraph-rsid="0012d338"/>
    </style:style>
    <style:style style:name="P26" style:family="paragraph" style:parent-style-name="Preformatted_20_Text">
      <style:text-properties style:font-name="Liberation Mono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officeooo:paragraph-rsid="00176389"/>
    </style:style>
    <style:style style:name="P37" style:family="paragraph" style:parent-style-name="Preformatted_20_Text">
      <style:text-properties officeooo:paragraph-rsid="001cc45d"/>
    </style:style>
    <style:style style:name="P38" style:family="paragraph" style:parent-style-name="Preformatted_20_Text">
      <style:text-properties officeooo:rsid="00585e96" officeooo:paragraph-rsid="00585e96"/>
    </style:style>
    <style:style style:name="P39" style:family="paragraph" style:parent-style-name="Preformatted_20_Text">
      <style:text-properties officeooo:rsid="001b745f" officeooo:paragraph-rsid="001b745f"/>
    </style:style>
    <style:style style:name="P40" style:family="paragraph" style:parent-style-name="Preformatted_20_Text">
      <style:text-properties officeooo:rsid="0081150e" officeooo:paragraph-rsid="0081150e"/>
    </style:style>
    <style:style style:name="P41" style:family="paragraph" style:parent-style-name="Preformatted_20_Text">
      <style:text-properties officeooo:rsid="0081150e" officeooo:paragraph-rsid="0112db36"/>
    </style:style>
    <style:style style:name="P42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3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0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1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2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3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5" style:family="paragraph" style:parent-style-name="Preformatted_20_Text">
      <style:text-properties officeooo:rsid="00585e96" officeooo:paragraph-rsid="00585e96" fo:background-color="transparent"/>
    </style:style>
    <style:style style:name="P56" style:family="paragraph" style:parent-style-name="Preformatted_20_Text">
      <style:text-properties officeooo:rsid="00585e96" officeooo:paragraph-rsid="0112db36" fo:background-color="transparent"/>
    </style:style>
    <style:style style:name="P57" style:family="paragraph" style:parent-style-name="Preformatted_20_Text">
      <style:text-properties officeooo:rsid="003ddb18" officeooo:paragraph-rsid="003ddb18" fo:background-color="transparent"/>
    </style:style>
    <style:style style:name="P58" style:family="paragraph" style:parent-style-name="Preformatted_20_Text">
      <style:text-properties officeooo:paragraph-rsid="001cc45d" fo:background-color="transparent"/>
    </style:style>
    <style:style style:name="P59" style:family="paragraph" style:parent-style-name="Preformatted_20_Text">
      <style:text-properties officeooo:paragraph-rsid="002540b3" fo:background-color="transparent"/>
    </style:style>
    <style:style style:name="P60" style:family="paragraph" style:parent-style-name="Preformatted_20_Text">
      <style:text-properties officeooo:paragraph-rsid="002e60a6" fo:background-color="transparent"/>
    </style:style>
    <style:style style:name="P61" style:family="paragraph" style:parent-style-name="Preformatted_20_Text">
      <style:text-properties officeooo:rsid="004e8835" officeooo:paragraph-rsid="00514c55" fo:background-color="transparent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3" style:family="paragraph" style:parent-style-name="Preformatted_20_Text">
      <style:text-properties officeooo:rsid="004e8835" officeooo:paragraph-rsid="0112db36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5" style:family="paragraph" style:parent-style-name="Preformatted_20_Text">
      <style:text-properties officeooo:rsid="00e01af0" officeooo:paragraph-rsid="00e01af0" fo:background-color="transparent"/>
    </style:style>
    <style:style style:name="P66" style:family="paragraph" style:parent-style-name="Preformatted_20_Text">
      <style:text-properties officeooo:rsid="00e01af0" officeooo:paragraph-rsid="0112db36" fo:background-color="transparent"/>
    </style:style>
    <style:style style:name="P67" style:family="paragraph" style:parent-style-name="Preformatted_20_Text">
      <style:text-properties officeooo:rsid="00104687" officeooo:paragraph-rsid="005894b2" fo:background-color="transparent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69" style:family="paragraph" style:parent-style-name="Preformatted_20_Text">
      <style:text-properties officeooo:rsid="00104687" officeooo:paragraph-rsid="0112db36" fo:background-color="transparent"/>
    </style:style>
    <style:style style:name="P7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1" style:family="paragraph" style:parent-style-name="Preformatted_20_Text">
      <style:text-properties officeooo:paragraph-rsid="00514c55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3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4" style:family="paragraph" style:parent-style-name="Preformatted_20_Text">
      <style:text-properties officeooo:paragraph-rsid="0081150e" fo:background-color="transparent"/>
    </style:style>
    <style:style style:name="P75" style:family="paragraph" style:parent-style-name="Preformatted_20_Text">
      <style:text-properties officeooo:rsid="0081150e" officeooo:paragraph-rsid="00c54e57" fo:background-color="transparent"/>
    </style:style>
    <style:style style:name="P76" style:family="paragraph" style:parent-style-name="Preformatted_20_Text">
      <style:text-properties officeooo:rsid="0081150e" officeooo:paragraph-rsid="0112db36" fo:background-color="transparent"/>
    </style:style>
    <style:style style:name="P77" style:family="paragraph" style:parent-style-name="Preformatted_20_Text">
      <style:text-properties officeooo:paragraph-rsid="0112db36" fo:background-color="transparent"/>
    </style:style>
    <style:style style:name="P78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1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3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3" style:family="paragraph" style:parent-style-name="Preformatted_20_Text">
      <style:text-properties officeooo:rsid="003e2d41" officeooo:paragraph-rsid="003e2d41" fo:background-color="transparent"/>
    </style:style>
    <style:style style:name="P94" style:family="paragraph" style:parent-style-name="Preformatted_20_Text">
      <style:text-properties officeooo:rsid="003e2d41" officeooo:paragraph-rsid="00809cab" fo:background-color="transparent"/>
    </style:style>
    <style:style style:name="P95" style:family="paragraph" style:parent-style-name="Preformatted_20_Text">
      <style:text-properties officeooo:rsid="0170a42e" officeooo:paragraph-rsid="0170a42e" fo:background-color="transparent"/>
    </style:style>
    <style:style style:name="P96" style:family="paragraph" style:parent-style-name="Preformatted_20_Text">
      <style:text-properties officeooo:paragraph-rsid="00585e96"/>
    </style:style>
    <style:style style:name="P97" style:family="paragraph" style:parent-style-name="Preformatted_20_Text">
      <style:text-properties officeooo:rsid="00585e96" officeooo:paragraph-rsid="00585e96" fo:background-color="#ffff00"/>
    </style:style>
    <style:style style:name="P98" style:family="paragraph" style:parent-style-name="Preformatted_20_Text">
      <style:text-properties officeooo:rsid="00585e96" officeooo:paragraph-rsid="0112db36" fo:background-color="#ffff00"/>
    </style:style>
    <style:style style:name="P99" style:family="paragraph" style:parent-style-name="Preformatted_20_Text">
      <style:text-properties officeooo:rsid="0081150e" officeooo:paragraph-rsid="00c54e57" fo:background-color="#ffff00"/>
    </style:style>
    <style:style style:name="P10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1" style:family="paragraph" style:parent-style-name="Preformatted_20_Text">
      <style:text-properties officeooo:rsid="0081150e" officeooo:paragraph-rsid="0112db36" fo:background-color="#ffff00"/>
    </style:style>
    <style:style style:name="P10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3" style:family="paragraph" style:parent-style-name="Preformatted_20_Text">
      <style:text-properties officeooo:rsid="00595658" officeooo:paragraph-rsid="00595658" fo:background-color="#ffff00"/>
    </style:style>
    <style:style style:name="P104" style:family="paragraph" style:parent-style-name="Preformatted_20_Text">
      <style:text-properties officeooo:rsid="00595658" officeooo:paragraph-rsid="014848af" fo:background-color="#ffff00"/>
    </style:style>
    <style:style style:name="P105" style:family="paragraph" style:parent-style-name="Preformatted_20_Text">
      <style:text-properties officeooo:paragraph-rsid="0112db36" fo:background-color="#ffff00"/>
    </style:style>
    <style:style style:name="P106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07" style:family="paragraph" style:parent-style-name="Preformatted_20_Text">
      <style:text-properties officeooo:rsid="01466cc8" officeooo:paragraph-rsid="0112db36" fo:background-color="#ffff00"/>
    </style:style>
    <style:style style:name="P10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0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0" style:family="paragraph" style:parent-style-name="Preformatted_20_Text">
      <style:text-properties officeooo:rsid="0147a16b" officeooo:paragraph-rsid="0112db36" fo:background-color="#ffff00"/>
    </style:style>
    <style:style style:name="P111" style:family="paragraph" style:parent-style-name="Preformatted_20_Text">
      <style:text-properties officeooo:rsid="0147a16b" officeooo:paragraph-rsid="0147a16b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3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19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1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2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3" style:family="paragraph" style:parent-style-name="Preformatted_20_Text">
      <style:text-properties officeooo:rsid="014bfecc" officeooo:paragraph-rsid="014bfecc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6" style:family="paragraph" style:parent-style-name="Preformatted_20_Text">
      <style:text-properties officeooo:rsid="0033e1de" officeooo:paragraph-rsid="00b2e935" fo:background-color="#ffff00"/>
    </style:style>
    <style:style style:name="P127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28" style:family="paragraph" style:parent-style-name="Preformatted_20_Text">
      <style:text-properties officeooo:rsid="004d697e" officeooo:paragraph-rsid="004d697e" fo:background-color="#ffff00"/>
    </style:style>
    <style:style style:name="P12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0" style:family="paragraph" style:parent-style-name="Preformatted_20_Text">
      <style:text-properties officeooo:rsid="004c1230" officeooo:paragraph-rsid="004c1230" fo:background-color="#ffff00"/>
    </style:style>
    <style:style style:name="P13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2" style:family="paragraph" style:parent-style-name="Preformatted_20_Text">
      <style:text-properties officeooo:rsid="014c533c" officeooo:paragraph-rsid="014c533c" fo:background-color="#ffff00"/>
    </style:style>
    <style:style style:name="P133" style:family="paragraph" style:parent-style-name="Preformatted_20_Text">
      <style:text-properties officeooo:paragraph-rsid="0112db36"/>
    </style:style>
    <style:style style:name="P134" style:family="paragraph" style:parent-style-name="Standard">
      <style:text-properties officeooo:paragraph-rsid="0112db36"/>
    </style:style>
    <style:style style:name="P135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36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37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38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39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0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1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2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5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46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47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4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49" style:family="paragraph" style:parent-style-name="Standard">
      <style:text-properties officeooo:paragraph-rsid="00766f35"/>
    </style:style>
    <style:style style:name="P150" style:family="paragraph" style:parent-style-name="Standard">
      <style:text-properties officeooo:paragraph-rsid="009549ef"/>
    </style:style>
    <style:style style:name="P151" style:family="paragraph" style:parent-style-name="Standard">
      <style:text-properties officeooo:paragraph-rsid="0130df51"/>
    </style:style>
    <style:style style:name="P152" style:family="paragraph" style:parent-style-name="Preformatted_20_Text">
      <style:paragraph-properties fo:break-before="page"/>
    </style:style>
    <style:style style:name="P1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4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5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56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57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58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59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60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6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62" style:family="paragraph" style:parent-style-name="Preformatted_20_Text">
      <style:text-properties officeooo:paragraph-rsid="0112db36" fo:background-color="#ff4000"/>
    </style:style>
    <style:style style:name="P163" style:family="paragraph" style:parent-style-name="Preformatted_20_Text">
      <style:text-properties officeooo:paragraph-rsid="00652d92" fo:background-color="#ff4000"/>
    </style:style>
    <style:style style:name="P164" style:family="paragraph" style:parent-style-name="Preformatted_20_Text">
      <style:text-properties officeooo:rsid="0032be52" officeooo:paragraph-rsid="0032be52" fo:background-color="#ff4000"/>
    </style:style>
    <style:style style:name="P165" style:family="paragraph" style:parent-style-name="Preformatted_20_Text">
      <style:text-properties officeooo:rsid="0033e1de" officeooo:paragraph-rsid="0033e1de" fo:background-color="#ff4000"/>
    </style:style>
    <style:style style:name="P166" style:family="paragraph" style:parent-style-name="Preformatted_20_Text">
      <style:text-properties officeooo:rsid="005f6b0c" officeooo:paragraph-rsid="0033e1de" fo:background-color="#ff4000"/>
    </style:style>
    <style:style style:name="P167" style:family="paragraph" style:parent-style-name="Preformatted_20_Text">
      <style:text-properties officeooo:rsid="00374b8f" officeooo:paragraph-rsid="00374b8f" fo:background-color="#ff4000"/>
    </style:style>
    <style:style style:name="P168" style:family="paragraph" style:parent-style-name="Preformatted_20_Text">
      <style:text-properties officeooo:rsid="003ddb18" officeooo:paragraph-rsid="00652d92" fo:background-color="#ff4000"/>
    </style:style>
    <style:style style:name="P169" style:family="paragraph" style:parent-style-name="Preformatted_20_Text">
      <style:text-properties officeooo:rsid="003ddb18" officeooo:paragraph-rsid="003ddb18" fo:background-color="#ff4000"/>
    </style:style>
    <style:style style:name="P170" style:family="paragraph" style:parent-style-name="Preformatted_20_Text">
      <style:text-properties officeooo:rsid="003e2d41" officeooo:paragraph-rsid="003e2d41" fo:background-color="#ff4000"/>
    </style:style>
    <style:style style:name="P171" style:family="paragraph" style:parent-style-name="Preformatted_20_Text">
      <style:text-properties officeooo:rsid="006af04a" officeooo:paragraph-rsid="006af04a" fo:background-color="#ff4000"/>
    </style:style>
    <style:style style:name="P172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73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74" style:family="paragraph" style:parent-style-name="Heading_20_1">
      <style:paragraph-properties fo:break-before="page"/>
    </style:style>
    <style:style style:name="P175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76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77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78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79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80" style:family="paragraph" style:parent-style-name="Preformatted_20_Text" style:list-style-name="L1">
      <style:text-properties officeooo:rsid="00104687" officeooo:paragraph-rsid="00d0efc5"/>
    </style:style>
    <style:style style:name="P181" style:family="paragraph" style:parent-style-name="Preformatted_20_Text" style:list-style-name="L1">
      <style:text-properties officeooo:rsid="00104687" officeooo:paragraph-rsid="0112db36"/>
    </style:style>
    <style:style style:name="P182" style:family="paragraph" style:parent-style-name="Preformatted_20_Text" style:list-style-name="L2">
      <style:text-properties officeooo:rsid="00104687" officeooo:paragraph-rsid="00b90a2d"/>
    </style:style>
    <style:style style:name="P183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84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85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86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187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188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189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190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191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192" style:family="paragraph" style:parent-style-name="Preformatted_20_Text" style:list-style-name="L7">
      <style:text-properties officeooo:rsid="002e60a6" officeooo:paragraph-rsid="002e60a6" fo:background-color="#ff4000"/>
    </style:style>
    <style:style style:name="P193" style:family="paragraph" style:parent-style-name="Preformatted_20_Text" style:list-style-name="L7">
      <style:text-properties officeooo:rsid="002fdfe7" officeooo:paragraph-rsid="002fdfe7" fo:background-color="#ff4000"/>
    </style:style>
    <style:style style:name="P194" style:family="paragraph" style:parent-style-name="Preformatted_20_Text" style:list-style-name="L7">
      <style:text-properties officeooo:rsid="002fdfe7" officeooo:paragraph-rsid="0038e7a6" fo:background-color="#ff4000"/>
    </style:style>
    <style:style style:name="P195" style:family="paragraph" style:parent-style-name="Preformatted_20_Text" style:list-style-name="L7">
      <style:text-properties officeooo:rsid="0032be52" officeooo:paragraph-rsid="0032be52" fo:background-color="#ff4000"/>
    </style:style>
    <style:style style:name="P196" style:family="paragraph" style:parent-style-name="Preformatted_20_Text" style:list-style-name="L9">
      <style:text-properties officeooo:rsid="003e2d41" officeooo:paragraph-rsid="006d95ab" fo:background-color="#ff4000"/>
    </style:style>
    <style:style style:name="P197" style:family="paragraph" style:parent-style-name="Preformatted_20_Text" style:list-style-name="L9">
      <style:text-properties officeooo:rsid="01538000" officeooo:paragraph-rsid="01538000" fo:background-color="#ff4000"/>
    </style:style>
    <style:style style:name="P198" style:family="paragraph" style:parent-style-name="Preformatted_20_Text" style:list-style-name="L9">
      <style:text-properties officeooo:rsid="0161ee74" officeooo:paragraph-rsid="0161ee74" fo:background-color="#ff4000"/>
    </style:style>
    <style:style style:name="P199" style:family="paragraph" style:parent-style-name="Preformatted_20_Text" style:list-style-name="L9">
      <style:text-properties officeooo:rsid="00838977" officeooo:paragraph-rsid="00838977" fo:background-color="#ff4000"/>
    </style:style>
    <style:style style:name="P200" style:family="paragraph" style:parent-style-name="Preformatted_20_Text" style:list-style-name="L9">
      <style:text-properties officeooo:rsid="01587a49" officeooo:paragraph-rsid="01587a49" fo:background-color="#ff4000"/>
    </style:style>
    <style:style style:name="P201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02" style:family="paragraph" style:parent-style-name="Preformatted_20_Text" style:list-style-name="L9">
      <style:text-properties officeooo:rsid="0070715b" officeooo:paragraph-rsid="007bd7b2" fo:background-color="#ff4000"/>
    </style:style>
    <style:style style:name="P203" style:family="paragraph" style:parent-style-name="Preformatted_20_Text" style:list-style-name="L11">
      <style:text-properties officeooo:paragraph-rsid="00ce5df7" fo:background-color="#ff4000"/>
    </style:style>
    <style:style style:name="P204" style:family="paragraph" style:parent-style-name="Preformatted_20_Text" style:list-style-name="L11">
      <style:text-properties officeooo:rsid="007300e6" officeooo:paragraph-rsid="00ce5df7" fo:background-color="#ff4000"/>
    </style:style>
    <style:style style:name="P205" style:family="paragraph" style:parent-style-name="Preformatted_20_Text" style:list-style-name="L8">
      <style:text-properties officeooo:paragraph-rsid="00652d92"/>
    </style:style>
    <style:style style:name="P206" style:family="paragraph" style:parent-style-name="Preformatted_20_Text" style:list-style-name="L9">
      <style:text-properties officeooo:paragraph-rsid="0063cecf" fo:background-color="transparent"/>
    </style:style>
    <style:style style:name="P207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08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0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210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11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12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13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1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216" style:family="paragraph" style:parent-style-name="Preformatted_20_Text" style:list-style-name="L9">
      <style:text-properties officeooo:paragraph-rsid="00b2e935" fo:background-color="#ffff00"/>
    </style:style>
    <style:style style:name="P217" style:family="paragraph" style:parent-style-name="Preformatted_20_Text" style:list-style-name="L10">
      <style:text-properties officeooo:rsid="01813183" officeooo:paragraph-rsid="01813183" fo:background-color="#ffff00"/>
    </style:style>
    <style:style style:name="P2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691ed1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16c2886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76ffe3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aa4da" style:font-weight-asian="normal" style:font-weight-complex="normal"/>
    </style:style>
    <style:style style:name="T38" style:family="text">
      <style:text-properties fo:font-weight="normal" fo:background-color="#ffff00" loext:char-shading-value="0" style:font-weight-asian="normal" style:font-weight-complex="normal"/>
    </style:style>
    <style:style style:name="T39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0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1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2" style:family="text">
      <style:text-properties officeooo:rsid="00566c2c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48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9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0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1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2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3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4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55" style:family="text">
      <style:text-properties fo:font-style="normal" officeooo:rsid="010166bb" fo:background-color="#ffff00" loext:char-shading-value="0" style:font-style-asian="normal" style:font-style-complex="normal"/>
    </style:style>
    <style:style style:name="T56" style:family="text">
      <style:text-properties fo:font-style="normal" officeooo:rsid="00b90a2d" fo:background-color="#ffff00" loext:char-shading-value="0" style:font-style-asian="normal" style:font-style-complex="normal"/>
    </style:style>
    <style:style style:name="T57" style:family="text">
      <style:text-properties fo:font-style="normal" officeooo:rsid="0103f0cd" fo:background-color="#ffff00" loext:char-shading-value="0" style:font-style-asian="normal" style:font-style-complex="normal"/>
    </style:style>
    <style:style style:name="T58" style:family="text">
      <style:text-properties fo:font-style="normal" officeooo:rsid="00b535a7" fo:background-color="#ffff00" loext:char-shading-value="0" style:font-style-asian="normal" style:font-style-complex="normal"/>
    </style:style>
    <style:style style:name="T59" style:family="text">
      <style:text-properties fo:font-style="normal" officeooo:rsid="00b540ff" fo:background-color="#ffff00" loext:char-shading-value="0" style:font-style-asian="normal" style:font-style-complex="normal"/>
    </style:style>
    <style:style style:name="T60" style:family="text">
      <style:text-properties fo:font-style="normal" officeooo:rsid="00d75753" fo:background-color="#ffff00" loext:char-shading-value="0" style:font-style-asian="normal" style:font-style-complex="normal"/>
    </style:style>
    <style:style style:name="T61" style:family="text">
      <style:text-properties fo:font-style="normal" officeooo:rsid="00d0efc5" fo:background-color="#ff0000" loext:char-shading-value="0" style:font-style-asian="normal" style:font-style-complex="normal"/>
    </style:style>
    <style:style style:name="T62" style:family="text">
      <style:text-properties fo:font-style="normal" officeooo:rsid="01354a50" fo:background-color="#ff0000" loext:char-shading-value="0" style:font-style-asian="normal" style:font-style-complex="normal"/>
    </style:style>
    <style:style style:name="T63" style:family="text">
      <style:text-properties fo:font-style="normal" officeooo:rsid="00d75753" fo:background-color="#ff0000" loext:char-shading-value="0" style:font-style-asian="normal" style:font-style-complex="normal"/>
    </style:style>
    <style:style style:name="T64" style:family="text">
      <style:text-properties fo:font-style="normal" officeooo:rsid="00d7e1c6" fo:background-color="#ff0000" loext:char-shading-value="0" style:font-style-asian="normal" style:font-style-complex="normal"/>
    </style:style>
    <style:style style:name="T65" style:family="text">
      <style:text-properties fo:font-style="normal" officeooo:rsid="00f0d007" fo:background-color="#ff0000" loext:char-shading-value="0" style:font-style-asian="normal" style:font-style-complex="normal"/>
    </style:style>
    <style:style style:name="T66" style:family="text">
      <style:text-properties fo:font-style="normal" officeooo:rsid="00b535a7" fo:background-color="#ff0000" loext:char-shading-value="0" style:font-style-asian="normal" style:font-style-complex="normal"/>
    </style:style>
    <style:style style:name="T67" style:family="text">
      <style:text-properties fo:font-style="normal" officeooo:rsid="00b535a7" fo:background-color="#ff4000" loext:char-shading-value="0" style:font-style-asian="normal" style:font-style-complex="normal"/>
    </style:style>
    <style:style style:name="T68" style:family="text">
      <style:text-properties fo:font-style="normal" officeooo:rsid="00b540ff" fo:background-color="#ff4000" loext:char-shading-value="0" style:font-style-asian="normal" style:font-style-complex="normal"/>
    </style:style>
    <style:style style:name="T69" style:family="text">
      <style:text-properties officeooo:rsid="007bbf84"/>
    </style:style>
    <style:style style:name="T70" style:family="text">
      <style:text-properties officeooo:rsid="007bd7b2"/>
    </style:style>
    <style:style style:name="T71" style:family="text">
      <style:text-properties officeooo:rsid="007ee00a"/>
    </style:style>
    <style:style style:name="T72" style:family="text">
      <style:text-properties officeooo:rsid="0081150e"/>
    </style:style>
    <style:style style:name="T73" style:family="text">
      <style:text-properties officeooo:rsid="00835e6e"/>
    </style:style>
    <style:style style:name="T74" style:family="text">
      <style:text-properties officeooo:rsid="008f150b"/>
    </style:style>
    <style:style style:name="T75" style:family="text">
      <style:text-properties officeooo:rsid="0033e1de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585e96" fo:background-color="transparent" loext:char-shading-value="0"/>
    </style:style>
    <style:style style:name="T78" style:family="text">
      <style:text-properties officeooo:rsid="00c84639"/>
    </style:style>
    <style:style style:name="T79" style:family="text">
      <style:text-properties officeooo:rsid="00d015f1"/>
    </style:style>
    <style:style style:name="T80" style:family="text">
      <style:text-properties officeooo:rsid="00e86c2f"/>
    </style:style>
    <style:style style:name="T81" style:family="text">
      <style:text-properties style:text-line-through-style="solid" style:text-line-through-type="single"/>
    </style:style>
    <style:style style:name="T82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3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84" style:family="text">
      <style:text-properties officeooo:rsid="0112db36"/>
    </style:style>
    <style:style style:name="T85" style:family="text">
      <style:text-properties officeooo:rsid="012f6a3f"/>
    </style:style>
    <style:style style:name="T86" style:family="text">
      <style:text-properties officeooo:rsid="0130df51"/>
    </style:style>
    <style:style style:name="T87" style:family="text">
      <style:text-properties officeooo:rsid="0139bb0a"/>
    </style:style>
    <style:style style:name="T88" style:family="text">
      <style:text-properties officeooo:rsid="013251c5"/>
    </style:style>
    <style:style style:name="T89" style:family="text">
      <style:text-properties officeooo:rsid="00585e96"/>
    </style:style>
    <style:style style:name="T90" style:family="text">
      <style:text-properties fo:background-color="#ffff00" loext:char-shading-value="0"/>
    </style:style>
    <style:style style:name="T91" style:family="text">
      <style:text-properties officeooo:rsid="00838977"/>
    </style:style>
    <style:style style:name="T92" style:family="text">
      <style:text-properties officeooo:rsid="007300e6"/>
    </style:style>
    <style:style style:name="T93" style:family="text">
      <style:text-properties officeooo:rsid="00730f8f"/>
    </style:style>
    <style:style style:name="T94" style:family="text">
      <style:text-properties officeooo:rsid="0177d4d2"/>
    </style:style>
    <style:style style:name="T95" style:family="text">
      <style:text-properties officeooo:rsid="0179818f"/>
    </style:style>
    <style:style style:name="T96" style:family="text">
      <style:text-properties officeooo:rsid="017c8311"/>
    </style:style>
    <style:style style:name="T97" style:family="text">
      <style:text-properties fo:background-color="#ff4000" loext:char-shading-value="0"/>
    </style:style>
    <style:style style:name="T98" style:family="text">
      <style:text-properties officeooo:rsid="0063cecf" fo:background-color="#ff4000" loext:char-shading-value="0"/>
    </style:style>
    <style:style style:name="T99" style:family="text">
      <style:text-properties officeooo:rsid="0064b112" fo:background-color="#ff4000" loext:char-shading-value="0"/>
    </style:style>
    <style:style style:name="T100" style:family="text">
      <style:text-properties officeooo:rsid="00374b8f" fo:background-color="#ff4000" loext:char-shading-value="0"/>
    </style:style>
    <style:style style:name="T101" style:family="text">
      <style:text-properties officeooo:rsid="0177d4d2" fo:background-color="#ff4000" loext:char-shading-value="0"/>
    </style:style>
    <style:style style:name="T102" style:family="text">
      <style:text-properties officeooo:rsid="0183430e"/>
    </style:style>
    <style:style style:name="T103" style:family="text">
      <style:text-properties officeooo:rsid="0185c38a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3"><text:a xlink:type="simple" xlink:href="#__RefHeading___Toc1182_745227791" text:style-name="Index_20_Link" text:visited-style-name="Index_20_Link">Debian 6.x, 7.x<text:tab/>2</text:a></text:p>
          <text:p text:style-name="P153"><text:a xlink:type="simple" xlink:href="#__RefHeading___Toc1184_745227791" text:style-name="Index_20_Link" text:visited-style-name="Index_20_Link">Debian 7, Wheezy<text:tab/>5</text:a></text:p>
          <text:p text:style-name="P153"><text:a xlink:type="simple" xlink:href="#__RefHeading___Toc1186_745227791" text:style-name="Index_20_Link" text:visited-style-name="Index_20_Link">Debian 8, Jessie<text:tab/>8</text:a></text:p>
          <text:p text:style-name="P153"><text:a xlink:type="simple" xlink:href="#__RefHeading___Toc1133_1967369634" text:style-name="Index_20_Link" text:visited-style-name="Index_20_Link">Ubuntu 16.04 Xenial Xerus<text:tab/>10</text:a></text:p>
          <text:p text:style-name="P153"><text:a xlink:type="simple" xlink:href="#__RefHeading___Toc1135_1967369634" text:style-name="Index_20_Link" text:visited-style-name="Index_20_Link">Ubuntu 18.04<text:tab/>11</text:a></text:p>
          <text:p text:style-name="P153"><text:a xlink:type="simple" xlink:href="#__RefHeading___Toc1137_1967369634" text:style-name="Index_20_Link" text:visited-style-name="Index_20_Link">Debian 10<text:tab/>13</text:a></text:p>
          <text:p text:style-name="P153"><text:a xlink:type="simple" xlink:href="#__RefHeading___Toc1139_1967369634" text:style-name="Index_20_Link" text:visited-style-name="Index_20_Link">Ubuntu 18.04 v2<text:tab/>15</text:a></text:p>
          <text:p text:style-name="P153"><text:a xlink:type="simple" xlink:href="#__RefHeading___Toc1141_1967369634" text:style-name="Index_20_Link" text:visited-style-name="Index_20_Link">Ubuntu 20.04 v1<text:tab/>16</text:a></text:p>
          <text:p text:style-name="P153"><text:a xlink:type="simple" xlink:href="#__RefHeading___Toc1225_2689946439" text:style-name="Index_20_Link" text:visited-style-name="Index_20_Link">Debian 11<text:tab/>17</text:a></text:p>
          <text:p text:style-name="P153"><text:a xlink:type="simple" xlink:href="#__RefHeading___Toc1225_2689946439%20Copy%201" text:style-name="Index_20_Link" text:visited-style-name="Index_20_Link">Debian 12<text:tab/>21</text:a></text:p>
          <text:p text:style-name="P153"><text:a xlink:type="simple" xlink:href="#__RefHeading___Toc1364_2390835838" text:style-name="Index_20_Link" text:visited-style-name="Index_20_Link">Jälkikäsittely<text:tab/>25</text:a></text:p>
        </text:index-body>
      </text:table-of-content>
      <text:p text:style-name="Preformatted_20_Text"/>
      <text:p text:style-name="Preformatted_20_Text"/>
      <text:p text:style-name="P152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2"/>
      <text:h text:style-name="Heading_20_1" text:outline-level="1"><text:bookmark-start text:name="__RefHeading___Toc1184_745227791"/><text:span text:style-name="T86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95">user1</text:span>@<text:span text:style-name="T95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95">user1</text:span>@<text:span text:style-name="T95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9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9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74" text:outline-level="1"><text:bookmark-start text:name="__RefHeading___Toc1186_745227791"/><text:span text:style-name="T86">Debian 8, </text:span>Jessie <text:bookmark-end text:name="__RefHeading___Toc1186_745227791"/></text:h>
      <text:p text:style-name="Standard">00 =============================================================== 00</text:p>
      <text:p text:style-name="P151">00 <text:s text:c="29"/>Jessie <text:s text:c="106"/><text:span text:style-name="T1">00</text:span></text:p>
      <text:p text:style-name="P151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74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74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74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6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74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6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39">Transcriben käynnistin löytyy nyt valmiina: /home/user1/linux-asennukset/ohjelmat ja asennukset/ohjelmat musiikki/Transcribe</text:p>
      <text:h text:style-name="P174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0">00 <text:s text:c="49"/>Ubuntu 20.04 v1 <text:s text:c="64"/><text:span text:style-name="T2">00</text:span></text:p>
      <text:p text:style-name="P150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1">Parasta jättää asentamatta, menee systeemi rikki:</text:p>
      <text:p text:style-name="P143"><text:span text:style-name="T74">apt -y install </text:span>compizconfig-settings-manager <text:span text:style-name="T15">grub-customizer </text:span></text:p>
      <text:p text:style-name="P142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5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75" text:outline-level="1"><text:bookmark-start text:name="__RefHeading___Toc1225_2689946439"/>Debian 11<text:bookmark-end text:name="__RefHeading___Toc1225_2689946439"/></text:h>
      <text:p text:style-name="P37"/>
      <text:p text:style-name="P37"/>
      <text:p text:style-name="Standard">00 ================================================================= 00</text:p>
      <text:p text:style-name="P149">00 <text:s text:c="55"/><text:span text:style-name="T17">Debian 11 <text:s text:c="51"/></text:span><text:s text:c="24"/><text:span text:style-name="T2">00</text:span></text:p>
      <text:p text:style-name="P149">00 ================================================================= 00</text:p>
      <text:p text:style-name="P37"/>
      <text:p text:style-name="P40">Asenna ensimmäiseksi näytön ajurit.</text:p>
      <text:p text:style-name="P37"/>
      <text:p text:style-name="P37">AMD/ATI Drivers (amdgpu, radeon, r128, mach64) – <text:span text:style-name="T72">ajurit</text:span></text:p>
      <text:p text:style-name="P37"><text:a xlink:type="simple" xlink:href="https://wiki.debian.org/AtiHowTo" text:style-name="Internet_20_link" text:visited-style-name="Visited_20_Internet_20_Link">https://wiki.debian.org/AtiHowTo</text:a></text:p>
      <text:p text:style-name="P37"/>
      <text:p text:style-name="P58"/>
      <text:p text:style-name="P61">Nvidia – ajurit</text:p>
      <text:p text:style-name="P65"><text:tab/>root@dlp:~# vi /etc/apt/sources.list</text:p>
      <text:p text:style-name="P65"/>
      <text:p text:style-name="P139"><text:a xlink:type="simple" xlink:href="https://www.server-world.info/en/note?os=Debian_11&amp;p=nvidia&amp;f=1" text:style-name="Internet_20_link" text:visited-style-name="Visited_20_Internet_20_Link"><text:span text:style-name="T76">https://www.server-world.info/en/note?os=Debian_11&amp;p=nvidia&amp;f=1</text:span></text:a></text:p>
      <text:p text:style-name="P62"/>
      <text:p text:style-name="P62"># add [non-free] to [main] line</text:p>
      <text:p text:style-name="P61"/>
      <text:p text:style-name="P62"># * if [contrib] is not set, add it, too</text:p>
      <text:p text:style-name="P61"/>
      <text:p text:style-name="P62">deb http://deb.debian.org/debian/ bullseye main contrib non-free</text:p>
      <text:p text:style-name="P61"/>
      <text:p text:style-name="P62"># if your card is before GeForce 600 series or the same generation products, install [nvidia-legacy-390xx-driver]</text:p>
      <text:p text:style-name="P61"/>
      <text:p text:style-name="P112">apt -y install nvidia-driver firmware-misc-nonfree</text:p>
      <text:p text:style-name="P72"># default [nouveau] driver is disabled</text:p>
      <text:p text:style-name="P71"/>
      <text:p text:style-name="P72">root@dlp:~# cat /etc/modprobe.d/nvidia-blacklists-nouveau.conf</text:p>
      <text:p text:style-name="P71"/>
      <text:p text:style-name="P72"># You need to run "update-initramfs -u" after editing this file.</text:p>
      <text:p text:style-name="P71"/>
      <text:p text:style-name="P72"># see #580894</text:p>
      <text:p text:style-name="P72">blacklist nouveau</text:p>
      <text:p text:style-name="P72"/>
      <text:p text:style-name="P72">root@dlp:~# reboot</text:p>
      <text:p text:style-name="P72"># verify installation to show Graphic cards status</text:p>
      <text:p text:style-name="P73"/>
      <text:p text:style-name="P112">root@dlp:~# nvidia-smi</text:p>
      <text:p text:style-name="P73"/>
      <text:p text:style-name="P72">Thu Feb <text:s/>2 14:08:45 2023 <text:s text:c="6"/></text:p>
      <text:p text:style-name="P73">+-----------------------------------------------------------------------------+</text:p>
      <text:p text:style-name="P73">| NVIDIA-SMI 470.161.03 <text:s text:c="2"/>Driver Version: 470.161.03 <text:s text:c="2"/>CUDA Version: 11.4 <text:s text:c="4"/>|</text:p>
      <text:p text:style-name="P73">|-------------------------------+----------------------+----------------------+</text:p>
      <text:p text:style-name="P73">| GPU <text:s/>Name <text:s text:c="7"/>Persistence-M| Bus-Id <text:s text:c="7"/>Disp.A | Volatile Uncorr. ECC |</text:p>
      <text:p text:style-name="P73">| Fan <text:s/>Temp <text:s/>Perf <text:s/>Pwr:Usage/Cap| <text:s text:c="8"/>Memory-Usage | GPU-Util <text:s/>Compute M. |</text:p>
      <text:p text:style-name="P73">| <text:s text:c="30"/>| <text:s text:c="21"/>| <text:s text:c="14"/>MIG M. |</text:p>
      <text:p text:style-name="P73">|===============================+======================+======================|</text:p>
      <text:p text:style-name="P73">| <text:s text:c="2"/>0 <text:s/>NVIDIA GeForce ... <text:s/>On <text:s text:c="2"/>| 00000000:07:00.0 <text:s/>On | <text:s text:c="17"/>N/A |</text:p>
      <text:p text:style-name="P73">| <text:s/>0% <text:s text:c="2"/>50C <text:s text:c="3"/>P8 <text:s text:c="4"/>4W / 100W | <text:s text:c="3"/>518MiB / <text:s/>3908MiB | <text:s text:c="5"/>2% <text:s text:c="5"/>Default |</text:p>
      <text:p text:style-name="P73">| <text:s text:c="30"/>| <text:s text:c="21"/>| <text:s text:c="17"/>N/A |</text:p>
      <text:p text:style-name="P73">+-------------------------------+----------------------+----------------------+</text:p>
      <text:p text:style-name="P73"><text:s text:c="79"/></text:p>
      <text:p text:style-name="P73">+-----------------------------------------------------------------------------+</text:p>
      <text:p text:style-name="P73">| Processes: <text:s text:c="65"/>|</text:p>
      <text:p text:style-name="P73">| <text:s/>GPU <text:s text:c="2"/>GI <text:s text:c="2"/>CI <text:s text:c="7"/>PID <text:s text:c="2"/>Type <text:s text:c="2"/>Process name <text:s text:c="17"/>GPU Memory |</text:p>
      <text:p text:style-name="P73">| <text:s text:c="7"/>ID <text:s text:c="2"/>ID <text:s text:c="50"/>Usage <text:s text:c="5"/>|</text:p>
      <text:p text:style-name="P73">|=============================================================================|</text:p>
      <text:p text:style-name="P73">| <text:s text:c="3"/>0 <text:s text:c="2"/>N/A <text:s/>N/A <text:s text:c="5"/>1292 <text:s text:c="5"/>G <text:s text:c="2"/>/usr/lib/xorg/Xorg <text:s text:c="15"/>221MiB |</text:p>
      <text:p text:style-name="P73"><text:soft-page-break/>| <text:s text:c="3"/>0 <text:s text:c="2"/>N/A <text:s/>N/A <text:s text:c="5"/>1530 <text:s text:c="5"/>G <text:s text:c="2"/>/usr/bin/gnome-shell <text:s text:c="14"/>68MiB |</text:p>
      <text:p text:style-name="P73">| <text:s text:c="3"/>0 <text:s text:c="2"/>N/A <text:s/>N/A <text:s text:c="5"/>2853 <text:s text:c="5"/>G <text:s text:c="2"/>...b/thunderbird/thunderbird <text:s text:c="6"/>93MiB |</text:p>
      <text:p text:style-name="P73">| <text:s text:c="3"/>0 <text:s text:c="2"/>N/A <text:s/>N/A <text:s text:c="5"/>3170 <text:s text:c="5"/>G <text:s text:c="2"/>...b/firefox-esr/firefox-esr <text:s text:c="5"/>131MiB |</text:p>
      <text:p text:style-name="P73">+-----------------------------------------------------------------------------+</text:p>
      <text:p text:style-name="P73">root@user1:~# </text:p>
      <text:p text:style-name="P74"/>
      <text:p text:style-name="P67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76">https://superuser.com/questions/1493096/linux-ubuntu-speakers-popping-every-few-seconds</text:span></text:a></text:p>
      <text:p text:style-name="P67"/>
      <text:p text:style-name="P6"><text:span text:style-name="Source_20_Text"><text:span text:style-name="T10">sudo nano /sys/module/snd_hda_intel/parameters/power_save</text:span></text:span><text:span text:style-name="T76"> and change the value from 1 to 0.</text:span></text:p>
      <text:p text:style-name="P67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76"> and change the value from Y to N.</text:span></text:p>
      <text:p text:style-name="P67"/>
      <text:p text:style-name="P4"><text:span text:style-name="Source_20_Text"><text:span text:style-name="T82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55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68">Make a file in the /etc/modprobe.d/audio_disable_powersave.conf</text:p>
      <text:p text:style-name="P68">Put this line in it: options snd_hda_intel power_save=0</text:p>
      <text:p text:style-name="P68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49">SSH server, jos tarvetta:</text:span></text:span></text:p>
      <text:list xml:id="list787362176" text:style-name="L1">
        <text:list-item>
          <text:p text:style-name="P180"><text:span text:style-name="Source_20_Text"><text:span text:style-name="T49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48">Virtualboxin asennus </text:span></text:span><text:span text:style-name="Source_20_Text"><text:span text:style-name="T50">(tarkista versio!)</text:span></text:span><text:span text:style-name="Source_20_Text"><text:span text:style-name="T48">:</text:span></text:span></text:p>
      <text:list text:style-name="L2">
        <text:list-item>
          <text:p text:style-name="P182"><text:span text:style-name="Source_20_Text"><text:span text:style-name="T56">apt install linux-headers-$(uname -r) dkms</text:span></text:span></text:p>
        </text:list-item>
        <text:list-item>
          <text:p text:style-name="P182"><text:span text:style-name="Source_20_Text"><text:span text:style-name="T48">wget https://download.virtualbox.org/virtualbox/6.1.26/virtualbox-6.1_6.1.26-145957~Debian~bullseye_amd64.deb</text:span></text:span></text:p>
        </text:list-item>
        <text:list-item>
          <text:p text:style-name="P182"><text:span text:style-name="Source_20_Text"><text:span text:style-name="T56">dpkg -i virtualbox-</text:span></text:span><text:span text:style-name="Source_20_Text"><text:span text:style-name="T57">7-xx-ss</text:span></text:span><text:span text:style-name="Source_20_Text"><text:span text:style-name="T56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1">Guest Additions</text:span></text:span></text:p>
      <text:p text:style-name="P20"><text:span text:style-name="Source_20_Text"><text:span text:style-name="T51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1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2">Oletuksena levy voi mounttaantua no exec tilaan. Korjataan muuttamalla (virtuaalikoneen) /etc/fstab tiedostossa levyn määrittelyt:</text:span></text:span></text:p>
      <text:p text:style-name="P21"><text:span text:style-name="Source_20_Text"><text:span text:style-name="T52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3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58">Ääni rätisee? </text:span></text:span><text:span text:style-name="Source_20_Text"><text:span text:style-name="T59">Aja</text:span></text:span><text:span text:style-name="Source_20_Text"><text:span text:style-name="T58">:</text:span></text:span></text:p>
      <text:p text:style-name="P8"><text:span text:style-name="Source_20_Text"><text:span text:style-name="T58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5"/>
      <text:p text:style-name="P115">apt -y remove --purge evolution</text:p>
      <text:p text:style-name="P115">apt -y autoremove</text:p>
      <text:p text:style-name="P58"/>
      <text:p text:style-name="P118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78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4"> </text:span><text:span text:style-name="T35">duf</text:span></text:p>
      <text:p text:style-name="P27"/>
      <text:p text:style-name="P122"><text:span text:style-name="T33">i</text:span><text:span text:style-name="T32">3wm asennus:</text:span></text:p>
      <text:p text:style-name="P119"><text:span text:style-name="T33"><text:tab/></text:span><text:span text:style-name="T26">i3 i3lock i3blocks rofi pavucontrol playerctl feh</text:span></text:p>
      <text:p text:style-name="P58"/>
      <text:p text:style-name="P58"/>
      <text:p text:style-name="P117">apt -y autoremove</text:p>
      <text:p text:style-name="P87"/>
      <text:p text:style-name="P89"/>
      <text:p text:style-name="P114">dconf-<text:span text:style-name="T20">editor</text:span>, org/gnome/desktop/wm/preferences/button-layout:</text:p>
      <text:p text:style-name="P113">appmenu:minimize,maximize,close</text:p>
      <text:p text:style-name="P59"/>
      <text:p text:style-name="P83">HP printterit</text:p>
      <text:p text:style-name="P81">https://tutorialforlinux.com/2021/02/25/step-by-step-hp-printer-driver-debian-bullseye-installation/2/</text:p>
      <text:p text:style-name="P80"/>
      <text:p text:style-name="P120">apt -y install hplip</text:p>
      <text:p text:style-name="P82"/>
      <text:p text:style-name="P99">Käyttäjät:</text:p>
      <text:p text:style-name="P99"><text:tab/><text:span text:style-name="T94">user1</text:span><text:tab/>uid: 1000<text:tab/><text:span text:style-name="T73">gid:<text:tab/>1000</text:span></text:p>
      <text:p text:style-name="P99"><text:tab/><text:span text:style-name="T94">user2</text:span><text:tab/>uic: 1001<text:tab/><text:span text:style-name="T73">gid:<text:tab/>1001</text:span></text:p>
      <text:p text:style-name="P75"/>
      <text:p text:style-name="P99">group:</text:p>
      <text:p text:style-name="P100"><text:tab/>jaetut<text:tab/>id:1006<text:tab/>jäsenet:ai,user1</text:p>
      <text:p text:style-name="P100"/>
      <text:p text:style-name="P90">Uuden käyttäjän ryhmät</text:p>
      <text:p text:style-name="P148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2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96"><text:span text:style-name="T77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77">https://epson.com/Support/Scanners/Perfection-Series/Epson-Perfection-V600-Photo/s/SPT_B11B198011?review-filter=Linux#drivers</text:span></text:a></text:p>
      <text:p text:style-name="P38"><text:span text:style-name="T76">ja manuaali täältä: </text:span><text:a xlink:type="simple" xlink:href="http://download.ebz.epson.net/man/linux/epsonscan2_e.html" text:style-name="Internet_20_link" text:visited-style-name="Visited_20_Internet_20_Link"><text:span text:style-name="T76">http://download.ebz.epson.net/man/linux/epsonscan2_e.html</text:span></text:a></text:p>
      <text:p text:style-name="P55"/>
      <text:p text:style-name="P55">Ajurit myös täällä /home/user1/linux-asennukset/linux/asennus/epsonscan2-bundle-6.6.40.0.x86_64.deb mutta voi olla hyvä katsoa uudemmat Epsonin sivuilta.</text:p>
      <text:p text:style-name="P55"/>
      <text:p text:style-name="P97">Aja ensin dpkg -i epsonscan2_6.6.40.0-1_amd64.deb hakemistosta core ja sen jälkeen dpkg -i epsonscan2-non-free-plugin_1.0.0.5-1_amd64.deb hakemistosta plugins.</text:p>
      <text:p text:style-name="P97"/>
      <text:p text:style-name="P55">export PATH=$PATH:/usr/sbin</text:p>
      <text:p text:style-name="P55">export PATH=$PATH:/sbin</text:p>
      <text:p text:style-name="P58"/>
      <text:p text:style-name="P58">sudo lensfun-update-data</text:p>
      <text:p text:style-name="P58"/>
      <text:p text:style-name="P103">Kopioi linssi-data polusta <text:span text:style-name="T3">/home/user1/linux-asennukset/ohjelmat valokuvaus/lensfun/version_1</text:span> polkuun <text:span text:style-name="T7">/usr/share/lensfun/version_1/</text:span><text:span text:style-name="T44"> </text:span><text:span text:style-name="T43">ja katso oikeudet asianmukaisiksi.<text:line-break/></text:span><text:span text:style-name="T45">Tiedostojen permissionit: 555, eli chmod 555</text:span></text:p>
      <text:h text:style-name="P177" text:outline-level="1"><text:span text:style-name="Source_20_Text"/></text:h>
      <text:h text:style-name="P176" text:outline-level="1"><text:bookmark-start text:name="__RefHeading___Toc1225_2689946439 Copy 1"/>Debian 1<text:span text:style-name="T84">2</text:span><text:bookmark-end text:name="__RefHeading___Toc1225_2689946439 Copy 1"/></text:h>
      <text:p text:style-name="P133"/>
      <text:p text:style-name="P133"/>
      <text:p text:style-name="P134">00 ================================================================= 00</text:p>
      <text:p text:style-name="P134">00 <text:s text:c="55"/><text:span text:style-name="T17">Debian 1</text:span><text:span text:style-name="T85">2</text:span><text:span text:style-name="T17"> <text:s text:c="51"/></text:span><text:s text:c="24"/><text:span text:style-name="T2">00</text:span></text:p>
      <text:p text:style-name="P134">00 ================================================================= 00</text:p>
      <text:p text:style-name="P133"/>
      <text:p text:style-name="P41">Asenna ensimmäiseksi näytön ajurit.</text:p>
      <text:p text:style-name="P133"/>
      <text:p text:style-name="P133">AMD/ATI Drivers (amdgpu, radeon, r128, mach64) – <text:span text:style-name="T72">ajurit</text:span></text:p>
      <text:p text:style-name="P133"><text:a xlink:type="simple" xlink:href="https://wiki.debian.org/AtiHowTo" text:style-name="Internet_20_link" text:visited-style-name="Visited_20_Internet_20_Link">https://wiki.debian.org/AtiHowTo</text:a></text:p>
      <text:p text:style-name="P133"/>
      <text:p text:style-name="P105">apt install -<text:span text:style-name="T87">y</text:span> nvidia-driver firmware-misc-nonfree</text:p>
      <text:p text:style-name="P133"/>
      <text:p text:style-name="P77"/>
      <text:p text:style-name="P63">Nvidia – ajurit</text:p>
      <text:p text:style-name="P66"><text:tab/>root@dlp:~# vi /etc/apt/sources.list</text:p>
      <text:p text:style-name="P66"/>
      <text:p text:style-name="P140"><text:a xlink:type="simple" xlink:href="https://www.server-world.info/en/note?os=Debian_11&amp;p=nvidia&amp;f=1" text:style-name="Internet_20_link" text:visited-style-name="Visited_20_Internet_20_Link"><text:span text:style-name="T76">https://www.server-world.info/en/note?os=Debian_11&amp;p=nvidia&amp;f=1</text:span></text:a></text:p>
      <text:p text:style-name="P64"/>
      <text:p text:style-name="P64"># add [non-free] to [main] line</text:p>
      <text:p text:style-name="P63"/>
      <text:p text:style-name="P64"># * if [contrib] is not set, add it, too</text:p>
      <text:p text:style-name="P63"/>
      <text:p text:style-name="P64">deb http://deb.debian.org/debian/ bullseye main contrib non-free</text:p>
      <text:p text:style-name="P63"/>
      <text:p text:style-name="P64"># if your card is before GeForce 600 series or the same generation products, install [nvidia-legacy-390xx-driver]</text:p>
      <text:p text:style-name="P63"/>
      <text:p text:style-name="P78">apt -y install nvidia-driver firmware-misc-nonfree</text:p>
      <text:p text:style-name="P78"># default [nouveau] driver is disabled</text:p>
      <text:p text:style-name="P77"/>
      <text:p text:style-name="P78">root@dlp:~# cat /etc/modprobe.d/nvidia-blacklists-nouveau.conf</text:p>
      <text:p text:style-name="P77"/>
      <text:p text:style-name="P78"># You need to run "update-initramfs -u" after editing this file.</text:p>
      <text:p text:style-name="P77"/>
      <text:p text:style-name="P78"># see #580894</text:p>
      <text:p text:style-name="P78">blacklist nouveau</text:p>
      <text:p text:style-name="P78"/>
      <text:p text:style-name="P78">root@dlp:~# reboot</text:p>
      <text:p text:style-name="P78"># verify installation to show Graphic cards status</text:p>
      <text:p text:style-name="P79"/>
      <text:p text:style-name="P106">root@dlp:~# nvidia-smi</text:p>
      <text:p text:style-name="P79"/>
      <text:p text:style-name="P78">Thu Feb <text:s/>2 14:08:45 2023</text:p>
      <text:p text:style-name="P79">+-----------------------------------------------------------------------------+</text:p>
      <text:p text:style-name="P79">| NVIDIA-SMI 470.161.03 <text:s text:c="2"/>Driver Version: 470.161.03 <text:s text:c="2"/>CUDA Version: 11.4 <text:s text:c="4"/>|</text:p>
      <text:p text:style-name="P79">|-------------------------------+----------------------+----------------------+</text:p>
      <text:p text:style-name="P79">| GPU <text:s/>Name <text:s text:c="7"/>Persistence-M| Bus-Id <text:s text:c="7"/>Disp.A | Volatile Uncorr. ECC |</text:p>
      <text:p text:style-name="P79">| Fan <text:s/>Temp <text:s/>Perf <text:s/>Pwr:Usage/Cap| <text:s text:c="8"/>Memory-Usage | GPU-Util <text:s/>Compute M. |</text:p>
      <text:p text:style-name="P79">| <text:s text:c="30"/>| <text:s text:c="21"/>| <text:s text:c="14"/>MIG M. |</text:p>
      <text:p text:style-name="P79">|===============================+======================+======================|</text:p>
      <text:p text:style-name="P79">| <text:s text:c="2"/>0 <text:s/>NVIDIA GeForce ... <text:s/>On <text:s text:c="2"/>| 00000000:07:00.0 <text:s/>On | <text:s text:c="17"/>N/A |</text:p>
      <text:p text:style-name="P79">| <text:s/>0% <text:s text:c="2"/>50C <text:s text:c="3"/>P8 <text:s text:c="4"/>4W / 100W | <text:s text:c="3"/>518MiB / <text:s/>3908MiB | <text:s text:c="5"/>2% <text:s text:c="5"/>Default |</text:p>
      <text:p text:style-name="P79">| <text:s text:c="30"/>| <text:s text:c="21"/>| <text:s text:c="17"/>N/A |</text:p>
      <text:p text:style-name="P79">+-------------------------------+----------------------+----------------------+</text:p>
      <text:p text:style-name="P79"><text:s text:c="79"/></text:p>
      <text:p text:style-name="P79">+-----------------------------------------------------------------------------+</text:p>
      <text:p text:style-name="P79">| Processes: <text:s text:c="65"/>|</text:p>
      <text:p text:style-name="P79">| <text:s/>GPU <text:s text:c="2"/>GI <text:s text:c="2"/>CI <text:s text:c="7"/>PID <text:s text:c="2"/>Type <text:s text:c="2"/>Process name <text:s text:c="17"/>GPU Memory |</text:p>
      <text:p text:style-name="P79">| <text:s text:c="7"/>ID <text:s text:c="2"/>ID <text:s text:c="50"/>Usage <text:s text:c="5"/>|</text:p>
      <text:p text:style-name="P79"><text:soft-page-break/>|=============================================================================|</text:p>
      <text:p text:style-name="P79">| <text:s text:c="3"/>0 <text:s text:c="2"/>N/A <text:s/>N/A <text:s text:c="5"/>1292 <text:s text:c="5"/>G <text:s text:c="2"/>/usr/lib/xorg/Xorg <text:s text:c="15"/>221MiB |</text:p>
      <text:p text:style-name="P79">| <text:s text:c="3"/>0 <text:s text:c="2"/>N/A <text:s/>N/A <text:s text:c="5"/>1530 <text:s text:c="5"/>G <text:s text:c="2"/>/usr/bin/gnome-shell <text:s text:c="14"/>68MiB |</text:p>
      <text:p text:style-name="P79">| <text:s text:c="3"/>0 <text:s text:c="2"/>N/A <text:s/>N/A <text:s text:c="5"/>2853 <text:s text:c="5"/>G <text:s text:c="2"/>...b/thunderbird/thunderbird <text:s text:c="6"/>93MiB |</text:p>
      <text:p text:style-name="P79">| <text:s text:c="3"/>0 <text:s text:c="2"/>N/A <text:s/>N/A <text:s text:c="5"/>3170 <text:s text:c="5"/>G <text:s text:c="2"/>...b/firefox-esr/firefox-esr <text:s text:c="5"/>131MiB |</text:p>
      <text:p text:style-name="P79">+-----------------------------------------------------------------------------+</text:p>
      <text:p text:style-name="P79">root@user1:~# </text:p>
      <text:p text:style-name="P77"/>
      <text:p text:style-name="P69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76">https://superuser.com/questions/1493096/linux-ubuntu-speakers-popping-every-few-seconds</text:span></text:a></text:p>
      <text:p text:style-name="P69"/>
      <text:p text:style-name="P13"><text:span text:style-name="Source_20_Text"><text:span text:style-name="T10">sudo nano /sys/module/snd_hda_intel/parameters/power_save</text:span></text:span><text:span text:style-name="T90"> and change the value from 1 to 0.</text:span></text:p>
      <text:p text:style-name="P69"/>
      <text:p text:style-name="P14"><text:span text:style-name="Source_20_Text"><text:span text:style-name="T10">sudo nano /sys/module/snd_hda_intel/parameters/power_save_controller</text:span></text:span><text:span text:style-name="T90"> and change the value from Y to N.</text:span></text:p>
      <text:p text:style-name="P69"/>
      <text:p text:style-name="P13"><text:span text:style-name="Source_20_Text"><text:span text:style-name="T82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4">Lisää tiedosto: </text:span></text:span><text:span text:style-name="Source_20_Text"><text:span text:style-name="T55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0">Make a file in the /etc/modprobe.d/audio_disable_powersave.conf</text:p>
      <text:p text:style-name="P70">Put this line in it: options snd_hda_intel power_save=0</text:p>
      <text:p text:style-name="P70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1">SSH server, jos tarvetta:</text:span></text:span></text:p>
      <text:list xml:id="list134735455242443" text:continue-list="list787362176" text:style-name="L1">
        <text:list-item>
          <text:p text:style-name="P181"><text:span text:style-name="Source_20_Text"><text:span text:style-name="T61">apt -</text:span></text:span><text:span text:style-name="Source_20_Text"><text:span text:style-name="T62">y </text:span></text:span><text:span text:style-name="Source_20_Text"><text:span text:style-name="T61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02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83"><text:span text:style-name="Source_20_Text"><text:span text:style-name="T11">apt install linux-headers-$(uname -r) dkms</text:span></text:span></text:p>
        </text:list-item>
        <text:list-item>
          <text:p text:style-name="P183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83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0">Guest Additions</text:span></text:span></text:p>
      <text:p text:style-name="P14"><text:span text:style-name="Source_20_Text"/></text:p>
      <text:list text:style-name="L4">
        <text:list-item>
          <text:p text:style-name="P184"><text:span text:style-name="Source_20_Text"><text:span text:style-name="T60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63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3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4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4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65">Sitten aja ./runasroot.sh tai jos antaa permission virheen, niin suoraan VboxLinuxAdditions.run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7">Ääni rätisee? </text:span></text:span><text:span text:style-name="Source_20_Text"><text:span text:style-name="T68">Aja</text:span></text:span><text:span text:style-name="Source_20_Text"><text:span text:style-name="T67">:</text:span></text:span></text:p>
      <text:p text:style-name="P15"><text:span text:style-name="Source_20_Text"><text:span text:style-name="T66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6"/>
      <text:p text:style-name="P116">apt -y remove --purge evolution</text:p>
      <text:p text:style-name="P116">apt -y autoremove</text:p>
      <text:p text:style-name="P105"/>
      <text:p text:style-name="P106">apt -y install gnucash digikam keepassx<office:annotation loext:resolved="false"><dc:creator>Tuntematon tekijä</dc:creator><dc:date>2023-06-20T20:52:36.109848964</dc:date><text:p text:style-name="P218"><text:span text:style-name="T104">Tietokannan muutos uuteen tietokantamuotoon. Kuinka tapahtuu?</text:span></text:p></office:annotation> gramps<office:annotation loext:resolved="false"><dc:creator>Tuntematon tekijä</dc:creator><dc:date>2023-06-21T11:13:59.411925901</dc:date><text:p text:style-name="P218"><text:span text:style-name="T104">Tietokanta sijaitsee paikassa .gramps</text:span></text:p></office:annotation> gtick streamripper jhead audacity gparted musescore3 vlc ranger easytag audacious htop darktable gimp libmediainfo-dev sqlitebrowser rapid-photo-downloader stellarium sound-juice<text:span text:style-name="T15">r cmus thunderbird-l10n-fi argyll gnome-system-tools </text:span><text:span text:style-name="T78">f</text:span><text:span text:style-name="T15">dupes</text:span><text:span text:style-name="T23"> rsync </text:span><text:span text:style-name="T24">iotop</text:span><text:span text:style-name="T25"> </text:span><text:span text:style-name="T26">thunar kleopatra neofetch hardinfo </text:span><text:span text:style-name="T27">duf grub-customizer </text:span><text:span text:style-name="T29">bat </text:span><text:span text:style-name="T30">youtube-dl geogebra gnome-shell-extension-manager r-base r-base-dev rkward </text:span><text:span text:style-name="T31">sayonara chessx</text:span></text:p>
      <text:p text:style-name="P29"/>
      <text:p text:style-name="P155"><text:span text:style-name="T27">a</text:span><text:span text:style-name="T19">pt -y install openshot-gt</text:span></text:p>
      <text:p text:style-name="P155"/>
      <text:p text:style-name="P32">OpenCL tuki käytöön ainakin Debian 12:sta:<text:line-break/></text:p>
      <text:p text:style-name="P32">apt install nvidia-libopencl*</text:p>
      <text:p text:style-name="P30"/>
      <text:p text:style-name="P30"/>
      <text:p text:style-name="P156"><text:span text:style-name="T27">J</text:span><text:span text:style-name="T19">ätetään pois Debian 12 asennuksesta, ollut versiossa 11 asennettuina:</text:span></text:p>
      <text:p text:style-name="P157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1"/>
      <text:p text:style-name="P28"/>
      <text:p text:style-name="P160"><text:span text:style-name="T26">i</text:span><text:span text:style-name="T19">3wm asennus:</text:span></text:p>
      <text:p text:style-name="P33"><text:tab/><text:span text:style-name="T88">apt install -y </text:span>i3 i3lock i3blocks rofi pavucontrol playerctl feh</text:p>
      <text:p text:style-name="P161">apt -y autoremove</text:p>
      <text:p text:style-name="P88"/>
      <text:p text:style-name="P79"/>
      <text:p text:style-name="P158">dconf-<text:span text:style-name="T20">editor</text:span>, org/gnome/desktop/wm/preferences/button-layout:</text:p>
      <text:p text:style-name="P159">appmenu:minimize,maximize,close</text:p>
      <text:p text:style-name="P77"/>
      <text:p text:style-name="P121">HP printterit</text:p>
      <text:p text:style-name="P124"/>
      <text:p text:style-name="P125">apt -y install hplip hplip-gui</text:p>
      <text:p text:style-name="P108"/>
      <text:p text:style-name="P109">Ja sen jälkeen Setup Devisestä laiteasennus:</text:p>
      <text:p text:style-name="P107"/>
      <text:p text:style-name="P76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76"/>
      <text:p text:style-name="P76"/>
      <text:p text:style-name="P101">Käyttäjät:</text:p>
      <text:p text:style-name="P101"><text:tab/><text:span text:style-name="T94">user1</text:span><text:tab/>uid: 1000<text:tab/><text:span text:style-name="T73">gid:<text:tab/>1000</text:span></text:p>
      <text:p text:style-name="P101"><text:tab/><text:span text:style-name="T94">user2</text:span><text:tab/>uic: 1001<text:tab/><text:span text:style-name="T73">gid:<text:tab/>1001</text:span></text:p>
      <text:p text:style-name="P101"/>
      <text:p text:style-name="P101">group:</text:p>
      <text:p text:style-name="P102"><text:tab/>jaetut<text:tab/>id:1006<text:tab/>jäsenet:<text:span text:style-name="T95">user2</text:span>,<text:span text:style-name="T95">user1</text:span></text:p>
      <text:p text:style-name="P102"/>
      <text:p text:style-name="P131">Uuden käyttäjän ryhmät</text:p>
      <text:p text:style-name="P91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Skannerin ajurit löytyy: <text:span text:style-name="T90">https://epson.com/Support/Scanners/Perfection-Series/Epson-Perfection-V600-Photo/s/SPT_B11B198011?review-filter=Linux#drivers</text:span></text:p>
      <text:p text:style-name="P98"/>
      <text:p text:style-name="P56"/>
      <text:p text:style-name="P98">Ajurit myös täällä /home/<text:span text:style-name="T96">user1</text:span>/linux-asennukset/epson/epsonscan2-bundle-6.7.80.0.x86_64.deb/ mutta voi olla hyvä katsoa uudemmat Epsonin sivuilta.</text:p>
      <text:p text:style-name="P98"/>
      <text:p text:style-name="P111">Asennukseen riittää varmaankin, että ajaa install.sh, mutta ellei, niin käsin: a<text:span text:style-name="T89">ja ensin dpkg -i epsonscan2_6.7.61.0-1_amd64.</text:span>deb<text:span text:style-name="T89"> hakemistosta core ja sen jälkeen dpkg -i epsonscan2-non-free-plugin_1.0.0.6-1_amd64.deb hakemistosta </text:span><text:soft-page-break/><text:span text:style-name="T89">plugins.</text:span></text:p>
      <text:p text:style-name="P110"/>
      <text:p text:style-name="P56"/>
      <text:p text:style-name="P98">export PATH=$PATH:/usr/sbin</text:p>
      <text:p text:style-name="P98">export PATH=$PATH:/sbin</text:p>
      <text:p text:style-name="P77"/>
      <text:p text:style-name="P162">sudo lensfun-update-data</text:p>
      <text:p text:style-name="P77"/>
      <text:p text:style-name="P104">Kopioi linssi-data polusta <text:span text:style-name="T3">/home/user1/linux-asennukset/ohjelmat valokuvaus/lensfun/version_1</text:span> polkuun <text:span text:style-name="T7">/usr/share/lensfun/version_1/</text:span><text:span text:style-name="T44"> </text:span><text:span text:style-name="T43">ja katso oikeudet asianmukaisiksi.</text:span></text:p>
      <text:p text:style-name="P138">Oikea rivi 24mm linssille on:</text:p>
      <text:p text:style-name="P104"><text:span text:style-name="T46">&lt;model&gt;Canon EF 24mm f/2.8 IS USM&lt;/model&gt;</text:span><text:span text:style-name="T43"><text:line-break/></text:span><text:span text:style-name="T45">Tiedostojen permissionit: 555, eli chmod 555</text:span></text:p>
      <text:p text:style-name="P135"/>
      <text:p text:style-name="P123"><text:span text:style-name="T45">K</text:span><text:span text:style-name="T43">opioi vanhasta fstabista olennaiset rivit uuteen asennukseen.</text:span></text:p>
      <text:p text:style-name="P136"/>
      <text:p text:style-name="P132"><text:span text:style-name="T43">Kopioi vanhasta </text:span><text:span text:style-name="T47">käyttäjän ja rootin(!)</text:span><text:span text:style-name="T43"> asennukseta .bash_history ja .bashrc olennaisilta osiltaan uuden asennuksen vastaavien alkuun.</text:span></text:p>
      <text:p text:style-name="P132"/>
      <text:p text:style-name="P137">Kopioi myös olennaiset osat</text:p>
      <text:list text:style-name="L5">
        <text:list-item>
          <text:p text:style-name="P185">nano /etc/hostname</text:p>
        </text:list-item>
        <text:list-item>
          <text:p text:style-name="P185">nano /etc/host</text:p>
        </text:list-item>
      </text:list>
      <text:h text:style-name="P178" text:outline-level="1"/>
      <text:h text:style-name="P179" text:outline-level="1" text:is-list-header="true"><text:bookmark-start text:name="__RefHeading___Toc1364_2390835838"/>Jälkikäsittely<text:bookmark-end text:name="__RefHeading___Toc1364_2390835838"/></text:h>
      <text:p text:style-name="P60"/>
      <text:p text:style-name="P60"/>
      <text:p text:style-name="P34">Työpöydän short cutit</text:p>
      <text:list text:style-name="L6">
        <text:list-item>
          <text:p text:style-name="P186">Alt-x<text:tab/><text:tab/><text:tab/>terminaali <text:span text:style-name="T18">(gnome-terminal)</text:span></text:p>
        </text:list-item>
        <text:list-item>
          <text:p text:style-name="P186">Alt-z<text:tab/><text:tab/><text:tab/>nautilus</text:p>
        </text:list-item>
        <text:list-item>
          <text:p text:style-name="P187">Alt-q<text:tab/><text:tab/><text:tab/>sulje ikkuna</text:p>
        </text:list-item>
        <text:list-item>
          <text:p text:style-name="P188"><text:span text:style-name="T79">Super-</text:span>q<text:tab/><text:tab/>pienennä ikkuna</text:p>
        </text:list-item>
        <text:list-item>
          <text:p text:style-name="P189">Ctlr-<text:span text:style-name="T42">Shift-T<text:tab/></text:span>Kotitemppi</text:p>
        </text:list-item>
        <text:list-item>
          <text:p text:style-name="P190">Ctrl-Shift-B<text:tab/>Avensis budjetti</text:p>
        </text:list-item>
        <text:list-item>
          <text:p text:style-name="P190">Ctrl-Shift-G<text:tab/>Gnucash</text:p>
        </text:list-item>
      </text:list>
      <text:p text:style-name="P35"/>
      <text:p text:style-name="P35">Mozilla Firefox</text:p>
      <text:list text:style-name="L7">
        <text:list-item>
          <text:p text:style-name="P191">Kirjanmerkit</text:p>
        </text:list-item>
        <text:list-item>
          <text:p text:style-name="P192">Youtube tili</text:p>
        </text:list-item>
        <text:list-item>
          <text:p text:style-name="P193">Areena tili</text:p>
        </text:list-item>
        <text:list-item>
          <text:p text:style-name="P194">Netflix tili</text:p>
        </text:list-item>
        <text:list-item>
          <text:p text:style-name="P194">Myair tili</text:p>
        </text:list-item>
        <text:list-item>
          <text:p text:style-name="P195">Whatsapp tili</text:p>
        </text:list-item>
      </text:list>
      <text:p text:style-name="P164"/>
      <text:p text:style-name="P164"/>
      <text:p text:style-name="P165">Thunderbird</text:p>
      <text:p text:style-name="P165"/>
      <text:p text:style-name="P166"/>
      <text:p text:style-name="P167">SSH</text:p>
      <text:list text:style-name="L8">
        <text:list-item>
          <text:p text:style-name="P205"><text:a xlink:type="simple" xlink:href="sftp://muninter@muninter.net/home/muninter" text:style-name="Internet_20_link" text:visited-style-name="Visited_20_Internet_20_Link"><text:span text:style-name="T100">sftp://muninter@muninter.net/home/muninter</text:span></text:a></text:p>
        </text:list-item>
      </text:list>
      <text:p text:style-name="P163"/>
      <text:p text:style-name="P168">Siirrä loput ~/user hakemistosta uuteen kotihakemistoon</text:p>
      <text:p text:style-name="P170"/>
      <text:list xml:id="list1004462905" text:style-name="L9">
        <text:list-item>
          <text:p text:style-name="P196">Digikam</text:p>
          <text:list>
            <text:list-item>
              <text:p text:style-name="P197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198">Kuvien uudelleen nimeäminen [date:"yyyyMMdd_Hhmmss"]{unique}<text:line-break/></text:p>
            </text:list-item>
          </text:list>
        </text:list-item>
        <text:list-item>
          <text:p text:style-name="P206"><text:soft-page-break/><text:span text:style-name="T98">rangerin config </text:span><text:span text:style-name="T99">polkuun </text:span><text:span text:style-name="T14">/home/user1/.config/ranger</text:span><text:span text:style-name="T4"><text:line-break/></text:span></text:p>
        </text:list-item>
        <text:list-item>
          <text:p text:style-name="P207">transcribe</text:p>
          <text:list>
            <text:list-item>
              <text:p text:style-name="P208">Kopioi ohjelma transcribe sijaintiin: <text:span text:style-name="T3">/opt/transcribe</text:span></text:p>
            </text:list-item>
          </text:list>
        </text:list-item>
      </text:list>
      <text:p text:style-name="P126"/>
      <text:list xml:id="list134735742358401" text:continue-numbering="true" text:style-name="L9">
        <text:list-item>
          <text:list>
            <text:list-item>
              <text:p text:style-name="P216"><text:span text:style-name="T75">Käynnistin: </text:span><text:span text:style-name="T5">/usr/share/applications/transcribe.desktop</text:span></text:p>
            </text:list-item>
          </text:list>
        </text:list-item>
      </text:list>
      <text:p text:style-name="P127">[Desktop Entry]</text:p>
      <text:p text:style-name="P127">Type=Application</text:p>
      <text:p text:style-name="P127">Encoding=UTF-8</text:p>
      <text:p text:style-name="P127">Name=Transcribe</text:p>
      <text:p text:style-name="P127">Exec=/opt/transcribe/transcribe</text:p>
      <text:p text:style-name="P127">Icon=/opt/transcribe<text:span text:style-name="T80">/gtkicons</text:span>/xsc48x48.png</text:p>
      <text:list text:style-name="L10">
        <text:list-item>
          <text:list>
            <text:list-item>
              <text:p text:style-name="P217">Tarvittavat oikeudet hakemistoon: <text:span text:style-name="T8">/opt/transcrib</text:span><text:span text:style-name="T6">e </text:span><text:span text:style-name="T43">komennolla: chmod -R a+rx /opt/transcribe</text:span></text:p>
            </text:list-item>
          </text:list>
        </text:list-item>
      </text:list>
      <text:p text:style-name="P92"/>
      <text:list xml:id="list134735030037784" text:continue-list="list134735742358401" text:style-name="L9">
        <text:list-item>
          <text:p text:style-name="P210">cmus</text:p>
          <text:list>
            <text:list-item>
              <text:p text:style-name="P211">Kopioi koko puu kohteesta <text:span text:style-name="T91">/home/user1/.config/cmus</text:span></text:p>
            </text:list-item>
            <text:list-item>
              <text:p text:style-name="P199">Soittolistat sijannissa: /home/user1/.config/cmus/playlists</text:p>
            </text:list-item>
            <text:list-item>
              <text:p text:style-name="P200">Soittohistoriat sijainnissa: <text:span text:style-name="T91">/home/user1/.config/cmus</text:span></text:p>
            </text:list-item>
          </text:list>
        </text:list-item>
      </text:list>
      <text:p text:style-name="P171"><text:tab/></text:p>
      <text:list xml:id="list134735078064539" text:continue-numbering="true" text:style-name="L9">
        <text:list-item>
          <text:p text:style-name="P212">darktable</text:p>
          <text:list>
            <text:list-item>
              <text:p text:style-name="P201">shortucs:<text:tab/>/.config/darktable/keyboardrc</text:p>
            </text:list-item>
            <text:list-item>
              <text:p text:style-name="P202"><text:span text:style-name="T71">settings</text:span><text:span text:style-name="T70">:<text:tab/></text:span><text:span text:style-name="T69">/.config/darktable/</text:span><text:span text:style-name="T70">darktablerc</text:span></text:p>
            </text:list-item>
          </text:list>
        </text:list-item>
      </text:list>
      <text:p text:style-name="P94"/>
      <text:p text:style-name="P93"/>
      <text:p text:style-name="P170">org.gnome.shell.extensions.dash-to-dock</text:p>
      <text:p text:style-name="P169">org.gnome.shell.extensions.dash-to-dock / Fixed icon size</text:p>
      <text:p text:style-name="P57"/>
      <text:p text:style-name="P95"><text:span text:style-name="T81">Työpöytäkuvakkeet: </text:span><text:a xlink:type="simple" xlink:href="https://extensions.gnome.org/extension/2087/desktop-icons-ng-ding/" text:style-name="Internet_20_link" text:visited-style-name="Visited_20_Internet_20_Link"><text:span text:style-name="T81">https://extensions.gnome.org/extension/2087/desktop-icons-ng-ding/</text:span></text:a><text:span text:style-name="T81"> eli </text:span><text:span text:style-name="T83">Desktop Icons NG (DING)</text:span></text:p>
      <text:p text:style-name="P95"/>
      <text:p text:style-name="P57"/>
      <text:p text:style-name="P128">Väriprofiili</text:p>
      <text:p text:style-name="P129">ICC väriprofiili<text:span text:style-name="T37"> sijaitsee fyysisesti polussa ~/.local/share/icc ja määritellään Asetuksissa kohdassa Värit</text:span></text:p>
      <text:p text:style-name="P51"/>
      <text:p text:style-name="P130"><text:span text:style-name="T37">G</text:span><text:span text:style-name="T36">imp</text:span></text:p>
      <text:p text:style-name="P52">Määrittele käytössä oleva icc profiili Asetukset / Värinhallinta / Monitoriprofiili. Voi olla, että se käyttäisi myös järjestelmän kautta tulevaa profiilia, mutta varma on aina varmaa.</text:p>
      <text:p text:style-name="P48"/>
      <text:p text:style-name="P146"><text:span text:style-name="T39">Fonttien koko isommaksi </text:span><text:span text:style-name="Source_20_Text"><text:span text:style-name="T38">/usr/share/gimp/2.0/themes/</text:span></text:span><text:span text:style-name="Source_20_Text"><text:span text:style-name="T39">gtkrc/</text:span></text:span><text:span text:style-name="Source_20_Text"><text:span text:style-name="T40">Dark</text:span></text:span><text:span text:style-name="Source_20_Text"><text:span text:style-name="T39"> ja muuta siellä GimpDock::font-scale = 0.8333 isommaksi. </text:span></text:span><text:span text:style-name="Source_20_Text"><text:span text:style-name="T41">Muutettu 1.2:een.</text:span></text:span></text:p>
      <text:p text:style-name="P42"/>
      <text:p text:style-name="P42"/>
      <text:p text:style-name="P43"/>
      <text:p text:style-name="P42"/>
      <text:p text:style-name="P53">Rapid-photo-downloader</text:p>
      <text:list text:style-name="L11">
        <text:list-item>
          <text:p text:style-name="P203"><text:span text:style-name="T92">määrittelyt vanhasta seuraavasti, </text:span><text:span text:style-name="T93">voi kopioida koko hakemisto</text:span></text:p>
          <text:list>
            <text:list-item>
              <text:p text:style-name="P204">/home/<text:span text:style-name="T94">user1</text:span>/.config/Rapid Photo Downloader/</text:p>
            </text:list-item>
            <text:list-item>
              <text:p text:style-name="P213">/home/<text:span text:style-name="T94">user1</text:span>/.cache/rapid-photo-downloader/*</text:p>
            </text:list-item>
          </text:list>
        </text:list-item>
      </text:list>
      <text:p text:style-name="P54">Jos tarvitsee määritellä polut käsin, niin alla olevan mukaan on toiminut kameran kortilla hyvin:</text:p>
      <text:p text:style-name="P44"/>
      <text:p text:style-name="P45"/>
      <text:p text:style-name="P45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47"/>
      <text:p text:style-name="P172">SSH avain palvelimelle</text:p>
      <text:p text:style-name="P144"><text:span text:style-name="T97">ssh-copy-id </text:span><text:span text:style-name="T101">user1</text:span><text:a xlink:type="simple" xlink:href="mailto:igor@192.168.1.120" text:style-name="Internet_20_link" text:visited-style-name="Visited_20_Internet_20_Link"><text:span text:style-name="T97">@192.168.1.120</text:span></text:a></text:p>
      <text:p text:style-name="P173"/>
      <text:p text:style-name="P173">tai perinteisellä tavalla:</text:p>
      <text:p text:style-name="P173">cat ~/.ssh/id_rsa.pub | ssh username@remote_host "mkdir -p ~/.ssh &amp;&amp; cat &gt;&gt; ~/.ssh/authorized_keys"</text:p>
      <text:p text:style-name="P173"/>
      <text:p text:style-name="P173">Käyttämällä ssh-copy-id:tä on kätevin.</text:p>
      <text:p text:style-name="P145"/>
      <text:p text:style-name="P145"/>
      <text:p text:style-name="P46">Backup</text:p>
      <text:p text:style-name="P214">Oma backup:</text:p>
      <text:p text:style-name="P209">/etc/anacrontabiin: 1 5 oma_backup /root/cmd/backup.sh</text:p>
      <text:p text:style-name="P214"/>
      <text:p text:style-name="P209">ai backup (crontab -e):</text:p>
      <text:p text:style-name="P209">*/15 * * * * rsync -a --del --exclude=.ssh ai@192.168.1.12<text:span text:style-name="T103">1</text:span>:/home/ai/ /home/ai</text:p>
      <text:p text:style-name="P214"/>
      <text:p text:style-name="P215">ai koneeseen anacrontabiin backup cal_entrystä saman koneen /home/cal_entryyn</text:p>
      <text:p text:style-name="P215"/>
      <text:p text:style-name="P47"/>
      <text:p text:style-name="P49">Clenentinen setupit ja tietokannat</text:p>
      <text:p text:style-name="P50">/home/<text:span text:style-name="T94">user1</text:span>/.config/Clementine/</text:p>
      <text:p text:style-name="P46"/>
      <text:p text:style-name="P154">Systeemin oletusfontit:</text:p>
      <text:p text:style-name="P154"/>
      <text:p text:style-name="P154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4">Libreoffice Writer piirtämään poikkiviiva:</text:p>
      <text:p text:style-name="P154"/>
      <text:p text:style-name="P154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154"/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3T13:47:34.047636146</dc:date>
    <meta:editing-duration>P4DT10H50M15S</meta:editing-duration>
    <meta:editing-cycles>311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84" meta:word-count="3503" meta:character-count="39153" meta:non-whitespace-character-count="34045"/>
  </office:meta>
</office:document-meta>
</file>